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language="pl" fo:country="PL" officeooo:paragraph-rsid="005efa49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language="pl" fo:country="PL" officeooo:paragraph-rsid="00771509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language="pl" fo:country="PL" officeooo:paragraph-rsid="007cea2f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language="pl" fo:country="PL" officeooo:paragraph-rsid="0082988d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officeooo:rsid="00124d32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136d36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14a6ed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1635cb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185968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1c8c69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1ca053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officeooo:rsid="001d1afb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officeooo:rsid="001ebbba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normal" officeooo:rsid="0020129a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normal" officeooo:rsid="00219c21"/>
    </style:style>
    <style:style style:name="T13" style:family="text">
      <style:text-properties fo:font-variant="normal" fo:text-transform="none" fo:color="#000000" style:font-name="arial" fo:font-size="12pt" fo:letter-spacing="normal" fo:font-style="normal" fo:font-weight="normal" officeooo:rsid="002373d5"/>
    </style:style>
    <style:style style:name="T14" style:family="text">
      <style:text-properties fo:font-variant="normal" fo:text-transform="none" fo:color="#000000" style:font-name="arial" fo:font-size="12pt" fo:letter-spacing="normal" fo:font-style="normal" fo:font-weight="normal" officeooo:rsid="00243df5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normal" officeooo:rsid="0024934d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2520fe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officeooo:rsid="0026606b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officeooo:rsid="002893e0"/>
    </style:style>
    <style:style style:name="T19" style:family="text">
      <style:text-properties fo:font-variant="normal" fo:text-transform="none" fo:color="#000000" style:font-name="arial" fo:font-size="12pt" fo:letter-spacing="normal" fo:font-style="normal" fo:font-weight="normal" officeooo:rsid="002a1710"/>
    </style:style>
    <style:style style:name="T20" style:family="text">
      <style:text-properties fo:font-variant="normal" fo:text-transform="none" fo:color="#000000" style:font-name="arial" fo:font-size="12pt" fo:letter-spacing="normal" fo:font-style="normal" fo:font-weight="normal" officeooo:rsid="002ac43e"/>
    </style:style>
    <style:style style:name="T21" style:family="text">
      <style:text-properties fo:font-variant="normal" fo:text-transform="none" fo:color="#000000" style:font-name="arial" fo:font-size="12pt" fo:letter-spacing="normal" fo:font-style="normal" fo:font-weight="normal" officeooo:rsid="002b8ee4"/>
    </style:style>
    <style:style style:name="T22" style:family="text">
      <style:text-properties fo:font-variant="normal" fo:text-transform="none" fo:color="#000000" style:font-name="arial" fo:font-size="12pt" fo:letter-spacing="normal" fo:font-style="normal" fo:font-weight="normal" officeooo:rsid="002c95cc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officeooo:rsid="002ce1c1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normal" officeooo:rsid="002f468a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normal" officeooo:rsid="002fe8ef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normal" officeooo:rsid="0030cb58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normal" officeooo:rsid="0032a486"/>
    </style:style>
    <style:style style:name="T28" style:family="text">
      <style:text-properties fo:font-variant="normal" fo:text-transform="none" fo:color="#000000" style:font-name="arial" fo:font-size="12pt" fo:letter-spacing="normal" fo:font-style="normal" fo:font-weight="normal" officeooo:rsid="003432d8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normal" officeooo:rsid="0036cfb4"/>
    </style:style>
    <style:style style:name="T30" style:family="text">
      <style:text-properties fo:font-variant="normal" fo:text-transform="none" fo:color="#000000" style:font-name="arial" fo:font-size="12pt" fo:letter-spacing="normal" fo:font-style="normal" fo:font-weight="normal" officeooo:rsid="003a7fd6"/>
    </style:style>
    <style:style style:name="T31" style:family="text">
      <style:text-properties fo:font-variant="normal" fo:text-transform="none" fo:color="#000000" style:font-name="arial" fo:font-size="12pt" fo:letter-spacing="normal" fo:font-style="normal" fo:font-weight="normal" officeooo:rsid="003b7aa2"/>
    </style:style>
    <style:style style:name="T32" style:family="text">
      <style:text-properties fo:font-variant="normal" fo:text-transform="none" fo:color="#000000" style:font-name="arial" fo:font-size="12pt" fo:letter-spacing="normal" fo:font-style="normal" fo:font-weight="normal" officeooo:rsid="003f655a"/>
    </style:style>
    <style:style style:name="T33" style:family="text">
      <style:text-properties fo:font-variant="normal" fo:text-transform="none" fo:color="#000000" style:font-name="arial" fo:font-size="12pt" fo:letter-spacing="normal" fo:font-style="normal" fo:font-weight="normal" officeooo:rsid="00409513"/>
    </style:style>
    <style:style style:name="T34" style:family="text">
      <style:text-properties fo:font-variant="normal" fo:text-transform="none" fo:color="#000000" style:font-name="arial" fo:font-size="12pt" fo:letter-spacing="normal" fo:font-style="normal" fo:font-weight="normal" officeooo:rsid="00416e0d"/>
    </style:style>
    <style:style style:name="T35" style:family="text">
      <style:text-properties fo:font-variant="normal" fo:text-transform="none" fo:color="#000000" style:font-name="arial" fo:font-size="12pt" fo:letter-spacing="normal" fo:font-style="normal" fo:font-weight="normal" officeooo:rsid="0041b77b"/>
    </style:style>
    <style:style style:name="T36" style:family="text">
      <style:text-properties fo:font-variant="normal" fo:text-transform="none" fo:color="#000000" style:font-name="arial" fo:font-size="12pt" fo:letter-spacing="normal" fo:font-style="normal" fo:font-weight="normal" officeooo:rsid="0042a278"/>
    </style:style>
    <style:style style:name="T37" style:family="text">
      <style:text-properties fo:font-variant="normal" fo:text-transform="none" fo:color="#000000" style:font-name="arial" fo:font-size="12pt" fo:letter-spacing="normal" fo:font-style="normal" fo:font-weight="normal" officeooo:rsid="00440301"/>
    </style:style>
    <style:style style:name="T38" style:family="text">
      <style:text-properties fo:font-variant="normal" fo:text-transform="none" fo:color="#000000" style:font-name="arial" fo:font-size="12pt" fo:letter-spacing="normal" fo:font-style="normal" fo:font-weight="normal" officeooo:rsid="0047408e"/>
    </style:style>
    <style:style style:name="T39" style:family="text">
      <style:text-properties fo:font-variant="normal" fo:text-transform="none" fo:color="#000000" style:font-name="arial" fo:font-size="12pt" fo:letter-spacing="normal" fo:font-style="normal" fo:font-weight="normal" officeooo:rsid="0048e8e4"/>
    </style:style>
    <style:style style:name="T40" style:family="text">
      <style:text-properties fo:font-variant="normal" fo:text-transform="none" fo:color="#000000" style:font-name="arial" fo:font-size="12pt" fo:letter-spacing="normal" fo:font-style="normal" fo:font-weight="normal" officeooo:rsid="004aa398"/>
    </style:style>
    <style:style style:name="T41" style:family="text">
      <style:text-properties fo:font-variant="normal" fo:text-transform="none" fo:color="#000000" style:font-name="arial" fo:font-size="12pt" fo:letter-spacing="normal" fo:font-style="normal" fo:font-weight="normal" officeooo:rsid="004d23f8"/>
    </style:style>
    <style:style style:name="T42" style:family="text">
      <style:text-properties fo:font-variant="normal" fo:text-transform="none" fo:color="#000000" style:font-name="arial" fo:font-size="12pt" fo:letter-spacing="normal" fo:font-style="normal" fo:font-weight="normal" officeooo:rsid="005065f3"/>
    </style:style>
    <style:style style:name="T43" style:family="text">
      <style:text-properties fo:font-variant="normal" fo:text-transform="none" fo:color="#000000" style:font-name="arial" fo:font-size="12pt" fo:letter-spacing="normal" fo:font-style="normal" fo:font-weight="normal" officeooo:rsid="0053f925"/>
    </style:style>
    <style:style style:name="T44" style:family="text">
      <style:text-properties fo:font-variant="normal" fo:text-transform="none" fo:color="#000000" style:font-name="arial" fo:font-size="12pt" fo:letter-spacing="normal" fo:font-style="normal" fo:font-weight="normal" officeooo:rsid="0055f454"/>
    </style:style>
    <style:style style:name="T45" style:family="text">
      <style:text-properties fo:font-variant="normal" fo:text-transform="none" fo:color="#000000" style:font-name="arial" fo:font-size="12pt" fo:letter-spacing="normal" fo:font-style="normal" fo:font-weight="normal" officeooo:rsid="0056fe94"/>
    </style:style>
    <style:style style:name="T46" style:family="text">
      <style:text-properties fo:font-variant="normal" fo:text-transform="none" fo:color="#000000" style:font-name="arial" fo:font-size="12pt" fo:letter-spacing="normal" fo:font-style="normal" fo:font-weight="normal" officeooo:rsid="0057fb4a"/>
    </style:style>
    <style:style style:name="T47" style:family="text">
      <style:text-properties fo:font-variant="normal" fo:text-transform="none" fo:color="#000000" style:font-name="arial" fo:font-size="12pt" fo:letter-spacing="normal" fo:font-style="normal" fo:font-weight="normal" officeooo:rsid="00598721"/>
    </style:style>
    <style:style style:name="T48" style:family="text">
      <style:text-properties fo:font-variant="normal" fo:text-transform="none" fo:color="#000000" style:font-name="arial" fo:font-size="12pt" fo:letter-spacing="normal" fo:font-style="normal" fo:font-weight="normal" officeooo:rsid="005b1c92"/>
    </style:style>
    <style:style style:name="T49" style:family="text">
      <style:text-properties fo:font-variant="normal" fo:text-transform="none" fo:color="#000000" style:font-name="arial" fo:font-size="12pt" fo:letter-spacing="normal" fo:font-style="normal" fo:font-weight="normal" officeooo:rsid="005c7afc"/>
    </style:style>
    <style:style style:name="T50" style:family="text">
      <style:text-properties fo:font-variant="normal" fo:text-transform="none" fo:color="#000000" style:font-name="arial" fo:font-size="12pt" fo:letter-spacing="normal" fo:font-style="normal" fo:font-weight="normal" officeooo:rsid="005d3627"/>
    </style:style>
    <style:style style:name="T51" style:family="text">
      <style:text-properties fo:font-variant="normal" fo:text-transform="none" fo:color="#000000" style:font-name="arial" fo:font-size="12pt" fo:letter-spacing="normal" fo:font-style="normal" fo:font-weight="normal" officeooo:rsid="00608281"/>
    </style:style>
    <style:style style:name="T52" style:family="text">
      <style:text-properties fo:font-variant="normal" fo:text-transform="none" fo:color="#000000" style:font-name="arial" fo:font-size="12pt" fo:letter-spacing="normal" fo:font-style="normal" fo:font-weight="normal" officeooo:rsid="006501af"/>
    </style:style>
    <style:style style:name="T53" style:family="text">
      <style:text-properties fo:font-variant="normal" fo:text-transform="none" fo:color="#000000" style:font-name="arial" fo:font-size="12pt" fo:letter-spacing="normal" fo:font-style="normal" fo:font-weight="normal" officeooo:rsid="00651a00"/>
    </style:style>
    <style:style style:name="T54" style:family="text">
      <style:text-properties fo:font-variant="normal" fo:text-transform="none" fo:color="#000000" style:font-name="arial" fo:font-size="12pt" fo:letter-spacing="normal" fo:font-style="normal" fo:font-weight="normal" officeooo:rsid="0066d9c5"/>
    </style:style>
    <style:style style:name="T55" style:family="text">
      <style:text-properties fo:font-variant="normal" fo:text-transform="none" fo:color="#000000" style:font-name="arial" fo:font-size="12pt" fo:letter-spacing="normal" fo:font-style="normal" fo:font-weight="normal" officeooo:rsid="006728ee"/>
    </style:style>
    <style:style style:name="T56" style:family="text">
      <style:text-properties fo:font-variant="normal" fo:text-transform="none" fo:color="#000000" style:font-name="arial" fo:font-size="12pt" fo:letter-spacing="normal" fo:font-style="normal" fo:font-weight="normal" officeooo:rsid="006854cc"/>
    </style:style>
    <style:style style:name="T57" style:family="text">
      <style:text-properties fo:font-variant="normal" fo:text-transform="none" fo:color="#000000" style:font-name="arial" fo:font-size="12pt" fo:letter-spacing="normal" fo:font-style="normal" fo:font-weight="normal" officeooo:rsid="0068f84d"/>
    </style:style>
    <style:style style:name="T58" style:family="text">
      <style:text-properties fo:font-variant="normal" fo:text-transform="none" fo:color="#000000" style:font-name="arial" fo:font-size="12pt" fo:letter-spacing="normal" fo:font-style="normal" fo:font-weight="normal" officeooo:rsid="006b09c9"/>
    </style:style>
    <style:style style:name="T59" style:family="text">
      <style:text-properties fo:font-variant="normal" fo:text-transform="none" fo:color="#000000" style:font-name="arial" fo:font-size="12pt" fo:letter-spacing="normal" fo:font-style="normal" fo:font-weight="normal" officeooo:rsid="006b2e94"/>
    </style:style>
    <style:style style:name="T60" style:family="text">
      <style:text-properties fo:font-variant="normal" fo:text-transform="none" fo:color="#000000" style:font-name="arial" fo:font-size="12pt" fo:letter-spacing="normal" fo:font-style="normal" fo:font-weight="normal" officeooo:rsid="006c4663"/>
    </style:style>
    <style:style style:name="T61" style:family="text">
      <style:text-properties fo:font-variant="normal" fo:text-transform="none" fo:color="#000000" style:font-name="arial" fo:font-size="12pt" fo:letter-spacing="normal" fo:font-style="normal" fo:font-weight="normal" officeooo:rsid="006cb744"/>
    </style:style>
    <style:style style:name="T62" style:family="text">
      <style:text-properties fo:font-variant="normal" fo:text-transform="none" fo:color="#000000" style:font-name="arial" fo:font-size="12pt" fo:letter-spacing="normal" fo:font-style="normal" fo:font-weight="normal" officeooo:rsid="006e1b4d"/>
    </style:style>
    <style:style style:name="T63" style:family="text">
      <style:text-properties fo:font-variant="normal" fo:text-transform="none" fo:color="#000000" style:font-name="arial" fo:font-size="12pt" fo:letter-spacing="normal" fo:font-style="normal" fo:font-weight="normal" officeooo:rsid="00700632"/>
    </style:style>
    <style:style style:name="T64" style:family="text">
      <style:text-properties fo:font-variant="normal" fo:text-transform="none" fo:color="#000000" style:font-name="arial" fo:font-size="12pt" fo:letter-spacing="normal" fo:font-style="normal" fo:font-weight="normal" officeooo:rsid="00716311"/>
    </style:style>
    <style:style style:name="T65" style:family="text">
      <style:text-properties fo:font-variant="normal" fo:text-transform="none" fo:color="#000000" style:font-name="arial" fo:font-size="12pt" fo:letter-spacing="normal" fo:font-style="normal" fo:font-weight="normal" officeooo:rsid="0073728b"/>
    </style:style>
    <style:style style:name="T66" style:family="text">
      <style:text-properties fo:font-variant="normal" fo:text-transform="none" fo:color="#000000" style:font-name="arial" fo:font-size="12pt" fo:letter-spacing="normal" fo:font-style="normal" fo:font-weight="normal" officeooo:rsid="0075a5d8"/>
    </style:style>
    <style:style style:name="T67" style:family="text">
      <style:text-properties fo:font-variant="normal" fo:text-transform="none" fo:color="#000000" style:font-name="arial" fo:font-size="12pt" fo:letter-spacing="normal" fo:font-style="normal" fo:font-weight="normal" officeooo:rsid="00771509"/>
    </style:style>
    <style:style style:name="T68" style:family="text">
      <style:text-properties fo:font-variant="normal" fo:text-transform="none" fo:color="#000000" style:font-name="arial" fo:font-size="12pt" fo:letter-spacing="normal" fo:font-style="normal" fo:font-weight="normal" officeooo:rsid="0077e52f"/>
    </style:style>
    <style:style style:name="T69" style:family="text">
      <style:text-properties fo:font-variant="normal" fo:text-transform="none" fo:color="#000000" style:font-name="arial" fo:font-size="12pt" fo:letter-spacing="normal" fo:font-style="normal" fo:font-weight="normal" officeooo:rsid="0078b88e"/>
    </style:style>
    <style:style style:name="T70" style:family="text">
      <style:text-properties fo:font-variant="normal" fo:text-transform="none" fo:color="#000000" style:font-name="arial" fo:font-size="12pt" fo:letter-spacing="normal" fo:font-style="normal" fo:font-weight="normal" officeooo:rsid="0078c72c"/>
    </style:style>
    <style:style style:name="T71" style:family="text">
      <style:text-properties fo:font-variant="normal" fo:text-transform="none" fo:color="#000000" style:font-name="arial" fo:font-size="12pt" fo:letter-spacing="normal" fo:font-style="normal" fo:font-weight="normal" officeooo:rsid="007c22e2"/>
    </style:style>
    <style:style style:name="T72" style:family="text">
      <style:text-properties fo:font-variant="normal" fo:text-transform="none" fo:color="#000000" style:font-name="arial" fo:font-size="12pt" fo:letter-spacing="normal" fo:font-style="normal" fo:font-weight="normal" officeooo:rsid="007cea2f"/>
    </style:style>
    <style:style style:name="T73" style:family="text">
      <style:text-properties fo:font-variant="normal" fo:text-transform="none" fo:color="#000000" style:font-name="arial" fo:font-size="12pt" fo:letter-spacing="normal" fo:font-style="normal" fo:font-weight="normal" officeooo:rsid="007fa301"/>
    </style:style>
    <style:style style:name="T74" style:family="text">
      <style:text-properties fo:font-variant="normal" fo:text-transform="none" fo:color="#000000" style:font-name="arial" fo:font-size="12pt" fo:letter-spacing="normal" fo:font-style="normal" fo:font-weight="normal" officeooo:rsid="008187d6"/>
    </style:style>
    <style:style style:name="T75" style:family="text">
      <style:text-properties fo:font-variant="normal" fo:text-transform="none" fo:color="#000000" style:font-name="arial" fo:font-size="12pt" fo:letter-spacing="normal" fo:font-style="normal" fo:font-weight="normal" officeooo:rsid="0082fbb9"/>
    </style:style>
    <style:style style:name="T76" style:family="text">
      <style:text-properties fo:font-variant="normal" fo:text-transform="none" fo:color="#000000" style:font-name="arial" fo:font-size="12pt" fo:letter-spacing="normal" fo:font-style="normal" fo:font-weight="normal" officeooo:rsid="00839c83"/>
    </style:style>
    <style:style style:name="T77" style:family="text">
      <style:text-properties fo:font-variant="normal" fo:text-transform="none" fo:color="#000000" style:font-name="arial" fo:font-size="12pt" fo:letter-spacing="normal" fo:font-style="normal" fo:font-weight="normal" officeooo:rsid="00857ac3"/>
    </style:style>
    <style:style style:name="T78" style:family="text">
      <style:text-properties fo:font-variant="normal" fo:text-transform="none" fo:color="#000000" style:font-name="arial" fo:font-size="12pt" fo:letter-spacing="normal" fo:font-style="normal" fo:font-weight="normal" officeooo:rsid="00867704"/>
    </style:style>
    <style:style style:name="T79" style:family="text">
      <style:text-properties fo:font-variant="normal" fo:text-transform="none" fo:color="#000000" style:font-name="arial" fo:font-size="12pt" fo:letter-spacing="normal" fo:font-style="normal" fo:font-weight="normal" officeooo:rsid="0087fc56"/>
    </style:style>
    <style:style style:name="T80" style:family="text">
      <style:text-properties fo:font-variant="normal" fo:text-transform="none" fo:color="#000000" style:font-name="arial" fo:font-size="12pt" fo:letter-spacing="normal" fo:font-style="normal" fo:font-weight="normal" officeooo:rsid="008849d7"/>
    </style:style>
    <style:style style:name="T81" style:family="text">
      <style:text-properties fo:font-variant="normal" fo:text-transform="none" fo:color="#000000" style:font-name="arial" fo:font-size="12pt" fo:letter-spacing="normal" fo:font-style="normal" fo:font-weight="normal" officeooo:rsid="008ba67f"/>
    </style:style>
    <style:style style:name="T82" style:family="text">
      <style:text-properties fo:font-variant="normal" fo:text-transform="none" fo:color="#000000" style:font-name="arial" fo:font-size="12pt" fo:letter-spacing="normal" fo:font-style="normal" fo:font-weight="normal" officeooo:rsid="008f6ce1"/>
    </style:style>
    <style:style style:name="T83" style:family="text">
      <style:text-properties officeooo:rsid="0045b532"/>
    </style:style>
    <style:style style:name="T84" style:family="text">
      <style:text-properties officeooo:rsid="004c69ad"/>
    </style:style>
    <style:style style:name="T85" style:family="text">
      <style:text-properties officeooo:rsid="00598721"/>
    </style:style>
    <style:style style:name="T86" style:family="text">
      <style:text-properties officeooo:rsid="007cea2f"/>
    </style:style>
    <style:style style:name="T87" style:family="text">
      <style:text-properties officeooo:rsid="007e3636"/>
    </style:style>
    <style:style style:name="T88" style:family="text">
      <style:text-properties officeooo:rsid="00881c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zęść I:</text:span><text:line-break/><text:span text:style-name="T1">W poprzedniej lekcjach om</text:span><text:span text:style-name="T2">awialiśmy</text:span><text:span text:style-name="T1"> algorytm sortowania przez z scalanie. Pierwszą lekcj</text:span><text:span text:style-name="T3">ę</text:span><text:span text:style-name="T1"> zaczęliśmy od omówienia funkcji "scal", a następnie zajęliśmy się wykorzystaniem tej funkcji w algorytmie sortowania. Obecna i następna lekcja będzie miała podobną strukturę. </text:span><text:span text:style-name="T4">S</text:span><text:span text:style-name="T1">kupimy się </text:span><text:span text:style-name="T4">w nich </text:span><text:span text:style-name="T1">na "szybkim algorytmie sortowania" (ang. QuickSort). Jednak zanim przejdziemy do omawiania tego algorytmu musimy poznać jedną bardzo ważną funkcję wykorzystywaną przez ten algorytm. Owa funkcja </text:span><text:span text:style-name="T4">nosi nazwę </text:span><text:span text:style-name="T1">"podziel".</text:span><text:line-break/><text:line-break/><text:span text:style-name="T1">Funkcja "podziel(n, &amp;i</text:span><text:span text:style-name="T6">dx</text:span><text:span text:style-name="T1">1, &amp;i</text:span><text:span text:style-name="T6">dx</text:span><text:span text:style-name="T1">2)" dzieli tablicę na trzy części. Funkcja powinna działać tak, iż weźmie wartość pierwszego elementu - nazwijmy ją </text:span><text:span text:style-name="T5">"wartością osiową"</text:span><text:span text:style-name="T1">,</text:span><text:line-break/><text:span text:style-name="T1">a następnie poprzestawia elementy tak, że na początku znajdą się elementy mniejsze od </text:span><text:span text:style-name="T5">"wartości osiow</text:span><text:span text:style-name="T7">ej</text:span><text:span text:style-name="T5">"</text:span><text:span text:style-name="T1">, następnie równe, a za nimi większe od </text:span><text:span text:style-name="T8">tej wartości</text:span><text:span text:style-name="T1">. Dodatkowo twoja funkcja (za pomocą referencji) powinna zwrócić dwie liczby: i</text:span><text:span text:style-name="T9">dx</text:span><text:span text:style-name="T1">1, </text:span><text:span text:style-name="T9">idx2, które oznaczają odpowiednio początek i koniec</text:span><text:span text:style-name="T1"> </text:span><text:span text:style-name="T9">fragmentu tablicy</text:span><text:span text:style-name="T1">, w której znajdują się elementy równe </text:span><text:span text:style-name="T5">"wartości osiow</text:span><text:span text:style-name="T9">ej</text:span><text:span text:style-name="T5">"</text:span><text:span text:style-name="T1">. Zasadę działania funkcji podziel dobrze obrazuje poniższy rysunek:</text:span><text:line-break/><text:line-break/><text:span text:style-name="T1">&lt;Rysunek&gt;</text:span><text:line-break/><text:line-break/><text:span text:style-name="T1">Docelowo będziemy chcieli zaimplementować funkcję "</text:span><text:span text:style-name="T10">podziel"</text:span><text:span text:style-name="T1">, aby działała bezpośrednio na tablicy, którą funkcja </text:span><text:span text:style-name="T11">dostaje jako parametr</text:span><text:span text:style-name="T1">. Jednak w tej części zajmiemy się przypadkiem prostszym, w którym dysponujemy dodatkową tablicą. W osobnym oknie pojawił</text:span><text:span text:style-name="T12">y</text:span><text:span text:style-name="T1"> się dwie tablice liczb:</text:span><text:line-break/><text:span text:style-name="T1">&lt;Rysunek&gt;</text:span><text:line-break/><text:span text:style-name="T1">Na górze znajduje się początkowa tablica, a na dole docelowa. Funkcja "</text:span><text:span text:style-name="T13">podziel"</text:span><text:span text:style-name="T1"> powinna </text:span><text:span text:style-name="T14">przenieść</text:span><text:span text:style-name="T1"> elementy tak, aby na dole utworzyć tablicę podzieloną na trzy części </text:span><text:span text:style-name="T15">zgodnie z założeniami omówionymi w </text:span><text:span text:style-name="T16">drugim</text:span><text:span text:style-name="T15"> akapicie</text:span><text:span text:style-name="T1">. </text:span><text:span text:style-name="T17">Do posługiwania się tablicami wyświetlonymi w osobnym oknie f</text:span><text:span text:style-name="T1">unkcja "</text:span><text:span text:style-name="T18">podziel"</text:span><text:span text:style-name="T1"> powinna skorzystać z dwóch funkcji specjalnych: "porownaj(idx)" i "przenies(idxSkad, idxDokad)". </text:span><text:span text:style-name="T17">Wspomnienie f</text:span><text:span text:style-name="T1">unkcje są szerzej omówione w zakładce "funkcje specjalne".</text:span><text:line-break/><text:line-break/><text:span text:style-name="T1">Na początku </text:span><text:span text:style-name="T19">zaimplementujmy</text:span><text:span text:style-name="T1"> funkcję "podziel" </text:span><text:span text:style-name="T19">w najprostszej postaci,</text:span><text:span text:style-name="T1"> </text:span><text:span text:style-name="T20">t</text:span><text:span text:style-name="T1">zn. wykonajmy trzy przebiegi. W pierwszym przebiegu przenieśmy liczby, które są mniejsze od "</text:span><text:span text:style-name="T21">wartości osiowej"</text:span><text:span text:style-name="T1"> (pierwszy element tablicy). W drugim przebiegu przenieśmy liczby, które są równe "</text:span><text:span text:style-name="T21">wartości osiowej"</text:span><text:span text:style-name="T1">, a następnie </text:span><text:span text:style-name="T21">w trzecim</text:span><text:span text:style-name="T1"> przenieśmy liczby większe od </text:span><text:span text:style-name="T22">tej wartości</text:span><text:span text:style-name="T1">. Wizualizacja wspomnianego </text:span><text:span text:style-name="T23">algorytmu</text:span><text:span text:style-name="T1"> jest pokazana na poniższym rysunku:</text:span><text:line-break/><text:span text:style-name="T1">&lt;Rysunek&gt;<text:line-break/><text:line-break/></text:span><text:span text:style-name="T10">Wskazówka I:<text:line-break/>Pseudokod</text:span><text:line-break/><text:span text:style-name="T1">--------------</text:span><text:line-break/><text:span text:style-name="T1">Część II</text:span><text:line-break/><text:span text:style-name="T1">W poprzedniej części zaimplementowaliśmy funkcje "podziel". Funkcja działała w trzech przebiegach. W tej części spróbujemy wyeliminować te trze przebiegi i całą akcję </text:span><text:span text:style-name="T24">wykonać</text:span><text:span text:style-name="T1"> w jednym </text:span><text:span text:style-name="T25">podejściu</text:span><text:span text:style-name="T1">.</text:span><text:line-break/><text:line-break/><text:span text:style-name="T1">W poprzedniej części do porównywania liczb z "</text:span><text:span text:style-name="T26">wartością osiową"</text:span><text:span text:style-name="T1"> wykorzystywaliśmy funkcję </text:span><text:span text:style-name="T27">specjalną</text:span><text:span text:style-name="T1"> "porownaj(idx)". W tej części ta funkcja jest nadal dostępna, </text:span><text:span text:style-name="T28">jednak</text:span><text:span text:style-name="T1"> można ją wywołać tylko raz dla pojedynczego indeksu tabeli. Np. wywołanie tej funkcji dwa razy z parametrem </text:span><text:span text:style-name="T29">równym </text:span><text:span text:style-name="T37">dwa</text:span><text:span text:style-name="T1"> spowoduje wystąpienie błędu i zatrzymanie się programu.</text:span><text:line-break/><text:line-break/>"<text:span text:style-name="T1">Sprytny" użytkownik mógłby najpierw wywołać porównani</text:span><text:span text:style-name="T30">a</text:span><text:span text:style-name="T1"> dla wszystkich elementów, </text:span><text:span text:style-name="T30">zapamiętując je w lokalnej tablicy liczb.</text:span><text:span text:style-name="T1"> </text:span><text:span text:style-name="T31">N</text:span><text:span text:style-name="T1">astępnie </text:span><text:span text:style-name="T31">mógłby </text:span><text:span text:style-name="T1">zmienić program z pierwszej </text:span><text:soft-page-break/><text:span text:style-name="T1">części, tak aby zamiast porównania brał liczby zapamiętane w </text:span><text:span text:style-name="T31">lokalnej</text:span><text:span text:style-name="T1"> tablicy. Dlatego w tej części zabronione jest używanie tablic.</text:span><text:line-break/><text:line-break/><text:span text:style-name="T1">Spróbuj zaimplementować funkcję "podziel", która będzie działał tak jak w pierwszej części. Jednak w tej części funkcja powinna działać w jednym przebiegu i spełniać ograniczenia, o których wspomnieliśmy </text:span><text:span text:style-name="T33">powyżej</text:span><text:span text:style-name="T1">. </text:span><text:span text:style-name="T32">Aby zrekompensować ograniczenia </text:span><text:span text:style-name="T34">występujące</text:span><text:span text:style-name="T32"> w tej częśc</text:span><text:span text:style-name="T34">i</text:span><text:span text:style-name="T32"> dostępna </text:span><text:span text:style-name="T34">jest</text:span><text:span text:style-name="T32"> dodatkowa funkcja specjalna "zamien(idx1, idx2)". Funkcje "porownaj" oraz "zamien" są szczegółowo omówione w zakładce specjalne.</text:span><text:line-break/><text:line-break/><text:span text:style-name="T1">---</text:span><text:line-break/><text:span text:style-name="T1">Wskazówka I:</text:span><text:line-break/><text:span text:style-name="T1">W poprzedniej części w pierwszym przebiegu ustawialiśmy liczby mniejsze od "</text:span><text:span text:style-name="T35">wartości osiowej"</text:span><text:span text:style-name="T1">, a w trzecim ustawialiśmy liczby większe od </text:span><text:span text:style-name="T35">tej wartości</text:span><text:span text:style-name="T1">. Zauważ, że te </text:span><text:span text:style-name="T36">d</text:span><text:span text:style-name="T1">wa przebiegi możemy wykonać w tym samym czasie. Liczy </text:span><text:span text:style-name="T38">mniejsze</text:span><text:span text:style-name="T1"> od</text:span><text:line-break/>"<text:span text:style-name="T83">wartości osiowej"</text:span><text:span text:style-name="T1"> powinniśmy umieszczać na </text:span><text:span text:style-name="T38">pocz</text:span><text:span text:style-name="T39">ą</text:span><text:span text:style-name="T38">tku</text:span><text:span text:style-name="T1"> tablicy </text:span><text:span text:style-name="T38">wynikowej</text:span><text:span text:style-name="T1">, </text:span><text:span text:style-name="T38">a liczby większe na końcu </text:span><text:span text:style-name="T40">tej</text:span><text:span text:style-name="T38"> tablicy</text:span><text:span text:style-name="T1">. Poniższy rysunek obrazuje powyższą uwagę:</text:span><text:line-break/><text:span text:style-name="T84">&lt;rysunek&gt;</text:span><text:line-break/><text:line-break/><text:span text:style-name="T1">---</text:span><text:line-break/><text:span text:style-name="T1">Wskazówka II:<text:line-break/>W poprzedniej wskazówce omówiliśmy problem liczb mniejszych i większych od "</text:span><text:span text:style-name="T41">wartości osiowej"</text:span><text:span text:style-name="T1">. Teraz pozostało nam zająć się liczbami równymi </text:span><text:span text:style-name="T43">tej wartości</text:span><text:span text:style-name="T1">. Liczby równe </text:span><text:span text:style-name="T42">powinniśmy </text:span><text:span text:style-name="T58">umieszczać</text:span><text:span text:style-name="T42"> tuż za liczbami mniejszymi od "wartości osiowej".</text:span><text:line-break/><text:line-break/><text:span text:style-name="T1">Umieszczając kolejne elementy </text:span><text:span text:style-name="T42">w tablicy wynikowej powinniśmy pamiętać</text:span><text:span text:style-name="T1">, gdzie zaczyn</text:span><text:span text:style-name="T44">a</text:span><text:span text:style-name="T1"> i kończy się </text:span><text:span text:style-name="T42">fragment tablicy</text:span><text:span text:style-name="T1"> zawierające liczby równe "</text:span><text:span text:style-name="T41">wartości osiowej"</text:span><text:span text:style-name="T1">. </text:span><text:span text:style-name="T45">Nazwijmy ten fragment tablicy </text:span><text:span text:style-name="T46">literą </text:span><text:span text:style-name="T45">"B". </text:span><text:span text:style-name="T71">Ponadto</text:span><text:span text:style-name="T45"> </text:span><text:span text:style-name="T69">znacznik początku nazwijmy „idxB”, natomiast znacznik końca nazwijmy „idxC”</text:span></text:p>
      <text:p text:style-name="P3"><text:span text:style-name="T72">&lt;rysunek&gt;</text:span><text:line-break/><text:line-break/><text:span text:style-name="T1">Kiedy będziemy chcieli umieścić kolejny element równy "</text:span><text:span text:style-name="T58">wartości</text:span><text:span text:style-name="T47"> osiowej" </text:span><text:span text:style-name="T79">p</text:span><text:span text:style-name="T58">owinniśmy</text:span><text:span text:style-name="T1"> umieścić</text:span><text:span text:style-name="T49"> go tuż za końcem fragmentu "B"</text:span><text:span text:style-name="T1">.</text:span><text:line-break/><text:span text:style-name="T85">&lt;rysunek&gt;</text:span></text:p>
      <text:p text:style-name="P1"><text:span text:style-name="T85">Następnie powinniśmy przesunąć </text:span><text:span text:style-name="T87">znacznik</text:span><text:span text:style-name="T85"> „</text:span><text:span text:style-name="T86">idxC”</text:span><text:span text:style-name="T85"><text:line-break/>&lt;rysunek&gt;</text:span></text:p>
      <text:p text:style-name="P2"><text:line-break/><text:span text:style-name="T1">Rozważmy teraz umieszczenie elementu mniejszego od "</text:span><text:span text:style-name="T48">wartości osiowej"</text:span><text:span text:style-name="T1">. W tym wypadku</text:span><text:span text:style-name="T49"> </text:span><text:span text:style-name="T51">też </text:span><text:span text:style-name="T58">powinniśmy</text:span><text:span text:style-name="T49"> umieścić go tuż za końcem fragmentu "B"</text:span><text:span text:style-name="T1">.</text:span><text:line-break/><text:span text:style-name="T1">&lt;rysunek&gt;</text:span><text:line-break/><text:span text:style-name="T1">Następnie powinniśmy zamienić ten element z początkowym elementem </text:span><text:span text:style-name="T50">fragmentu "B"</text:span><text:span text:style-name="T1">.</text:span><text:line-break/><text:span text:style-name="T1">&lt;rysunek&gt;</text:span><text:line-break/><text:span text:style-name="T88">Na</text:span><text:span text:style-name="T1"> końcu powinniśmy przesunąć znaczniki „</text:span><text:span text:style-name="T73">idxB” i „idxC”</text:span><text:span text:style-name="T1">.</text:span><text:line-break/><text:span text:style-name="T1">&lt;rysunek&gt;</text:span><text:line-break/><text:line-break/><text:span text:style-name="T1">Wskazówka III:</text:span><text:line-break/><text:span text:style-name="T1">pseudokod</text:span><text:line-break/><text:line-break/><text:span text:style-name="T1">-------------------------</text:span><text:line-break/><text:span text:style-name="T1">Część III</text:span><text:line-break/><text:span text:style-name="T1">W </text:span><text:span text:style-name="T52">poprzednich</text:span><text:span text:style-name="T1"> części</text:span><text:span text:style-name="T52">ach</text:span><text:span text:style-name="T1"> funkcja "podziel" działała na </text:span><text:span text:style-name="T59">dodatkowych</text:span><text:span text:style-name="T1"> tablic</text:span><text:span text:style-name="T53">ach</text:span><text:span text:style-name="T1">. W tej części spróbujemy tego uniknąć.</text:span><text:line-break/><text:span text:style-name="T1">&lt;rysunek&gt;</text:span><text:line-break/><text:soft-page-break/><text:span text:style-name="T1">W oknie z tablicami liczb dalej są dwie tablice. Jednak </text:span><text:span text:style-name="T80">górna</text:span><text:span text:style-name="T1"> tablica służy tylko do wprowadzania liczb i </text:span><text:span text:style-name="T54">prezentuje stan tablicy przed uruchomieniem</text:span><text:span text:style-name="T1"> programu. Natomiast dolna tablica </text:span><text:span text:style-name="T60">jest </text:span><text:span text:style-name="T1">po starcie programu wypełni</text:span><text:span text:style-name="T57">ona</text:span><text:span text:style-name="T1"> liczbami </text:span><text:span text:style-name="T55">z górn</text:span><text:span text:style-name="T56">e</text:span><text:span text:style-name="T55">j tablicy.</text:span><text:span text:style-name="T1"> </text:span><text:span text:style-name="T82">F</text:span><text:span text:style-name="T1">unkcja „</text:span><text:span text:style-name="T82">podziel”</text:span><text:span text:style-name="T1"> </text:span><text:span text:style-name="T57">powinna porównywać i </text:span><text:span text:style-name="T61">zamieniać</text:span><text:span text:style-name="T57"> elementy tylko </text:span><text:span text:style-name="T61">w tej dolnej tablicy</text:span><text:span text:style-name="T1">. W tej części do twojej dyspozycji są dwie funkcje specjalne: „zamien</text:span><text:span text:style-name="T62">(idx1, idx2)”</text:span><text:span text:style-name="T1"> oraz „porownaj</text:span><text:span text:style-name="T62">(idx1, idx2)”</text:span><text:span text:style-name="T1">. Podobnie jak w poprzedniej części </text:span><text:span text:style-name="T62">porównania elementów są ograniczone.</text:span><text:span text:style-name="T1"> Więcej </text:span><text:span text:style-name="T63">informacji</text:span><text:span text:style-name="T1"> na temat funkcji specjalnych </text:span><text:span text:style-name="T63">można </text:span><text:span text:style-name="T82">uzyskać</text:span><text:span text:style-name="T63"> czytając treść zakładki</text:span><text:span text:style-name="T1"> "funkcje specjalne".</text:span><text:line-break/><text:line-break/><text:span text:style-name="T1">Wskazówka I</text:span><text:line-break/><text:span text:style-name="T1">W trakcie działania programu twoja funkcja powinna </text:span><text:span text:style-name="T64">utrzymywać</text:span><text:span text:style-name="T1"> tablicę podzieloną na cztery części:</text:span><text:line-break/><text:span text:style-name="T1">1. Na początku powinny znajdować się elementy mniejsze od „</text:span><text:span text:style-name="T65">wartości osiowej” - nazwijmy ten fragment „A”.</text:span><text:line-break/><text:span text:style-name="T1">2. </text:span><text:span text:style-name="T65">Następnie powinny znajdować się elementy równe „wartości osiowej” - fragment „B”</text:span><text:line-break/><text:span text:style-name="T1">3. </text:span><text:span text:style-name="T65">Trzeci fragment tablicy powinny wypełniać liczb dotychczas nieporównane – fragment „C”</text:span><text:line-break/><text:span text:style-name="T1">4. Na końcu powinny znajdować się </text:span><text:span text:style-name="T65">liczby</text:span><text:span text:style-name="T1"> większe od „</text:span><text:span text:style-name="T65">wartości osiowej” - fragment „D”</text:span><text:span text:style-name="T1">.</text:span><text:line-break/></text:p>
      <text:p text:style-name="P2"><text:span text:style-name="T1">Dodatkowo twoja funkcja powinna pamiętać </text:span><text:span text:style-name="T67">trzy znaczniki:</text:span></text:p>
      <text:p text:style-name="P4"><text:span text:style-name="T67">„idxB” – początek fragmentu „B” i jednocześnie koniec fragmentu „A”.<text:line-break/>„idxC” - początek fragmentu „</text:span><text:span text:style-name="T68">C</text:span><text:span text:style-name="T67">” i jednocześnie koniec fragmentu „</text:span><text:span text:style-name="T68">B</text:span><text:span text:style-name="T67">”.<text:line-break/>„idxD” - początek fragmentu „</text:span><text:span text:style-name="T68">D</text:span><text:span text:style-name="T67">” i jednocześnie koniec fragmentu „</text:span><text:span text:style-name="T68">C</text:span><text:span text:style-name="T67">”.<text:line-break/><text:line-break/></text:span><text:span text:style-name="T73">&lt;rysunek&gt;</text:span><text:line-break/><text:line-break/><text:span text:style-name="T1">Wskazówka II:</text:span><text:line-break/><text:span text:style-name="T1">Twoja funkcja powinna działać w pętli. Dla każdego wywołania pętli funkcja powinna brać pierwszy nieporównany element </text:span><text:span text:style-name="T66">(pierwszy element fragmentu „C”)</text:span><text:span text:style-name="T1"> i porównywać go z „</text:span><text:span text:style-name="T66">wartością osiową” (pierwszym elementem fragmentu „B”)</text:span><text:span text:style-name="T1">.<text:line-break/></text:span><text:span text:style-name="T74">&lt;rysunek&gt;</text:span><text:line-break/><text:line-break/><text:span text:style-name="T1">Jeśli element jest mniejszy od „</text:span><text:span text:style-name="T67">wartości osiowej”</text:span><text:span text:style-name="T1">. Funkcja powinna zamienić ten element z pierwszym elementem </text:span><text:span text:style-name="T69">fragmentu „B”,</text:span><text:span text:style-name="T1"> a następnie </text:span><text:span text:style-name="T69">zaktualizować</text:span><text:span text:style-name="T1"> znaczniki: „</text:span><text:span text:style-name="T69">idxB”, „idxC”.</text:span><text:line-break/><text:span text:style-name="T74">&lt;rysunek&gt;</text:span><text:line-break/><text:line-break/><text:span text:style-name="T1">Jeśli element jest równy „</text:span><text:span text:style-name="T67">wartości osiowej”</text:span><text:span text:style-name="T1">. Funkcja powinna jedynie przesunąć znacznik „</text:span><text:span text:style-name="T70">idxC”</text:span><text:span text:style-name="T1">.</text:span><text:line-break/><text:span text:style-name="T74">&lt;rysunek&gt;</text:span><text:line-break/><text:line-break/><text:span text:style-name="T1">Jeśli element jest większy od „</text:span><text:span text:style-name="T67">wartości osiowej”</text:span><text:span text:style-name="T1">. Funkcja powinna przesunąć wstecz znacznik „</text:span><text:span text:style-name="T75">idxD”</text:span><text:span text:style-name="T1">, a następnie zamienić element </text:span><text:span text:style-name="T75">porównany z elementem znajdującym się na miejscu określonym znacznikiem „idxD”</text:span><text:span text:style-name="T1">.</text:span><text:line-break/><text:span text:style-name="T74">&lt;rysunek&gt;</text:span><text:line-break/><text:line-break/><text:span text:style-name="T1">Pętla </text:span><text:span text:style-name="T76">w </text:span><text:span text:style-name="T1">funkcji „</text:span><text:span text:style-name="T76">podziel”</text:span><text:span text:style-name="T1"> powinna skończyć </text:span><text:span text:style-name="T77">swoje działanie</text:span><text:span text:style-name="T1">, jeśli nie będzie żadnego elementu nieporównanego (jeśli </text:span><text:span text:style-name="T78">fragment</text:span><text:span text:style-name="T1"> „C” będzie </text:span><text:span text:style-name="T78">pusty</text:span><text:span text:style-name="T1">).</text:span><text:line-break/><text:line-break/><text:span text:style-name="T1">Wskazówka III:</text:span><text:line-break/><text:span text:style-name="T1">Pseudokod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M19S</meta:editing-duration>
    <meta:editing-cycles>126</meta:editing-cycles>
    <meta:generator>LibreOffice/3.6$Windows_x86 LibreOffice_project/e29a214-2bbed72-0621de6-a97528c-8f066d</meta:generator>
    <dc:date>2013-01-12T14:42:18.23</dc:date>
    <meta:document-statistic meta:table-count="0" meta:image-count="0" meta:object-count="0" meta:page-count="3" meta:paragraph-count="6" meta:word-count="1009" meta:character-count="7586" meta:non-whitespace-character-count="6558"/>
    <meta:user-defined meta:name="Info 1"/>
    <meta:user-defined meta:name="Info 2"/>
    <meta:user-defined meta:name="Info 3"/>
    <meta:user-defined meta:name="Info 4"/>
  </office:meta>
</office:document-meta>
</file>